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el" svg:font-family="ariel"/>
    <style:font-face style:name="F" svg:font-family="" style:font-family-generic="roman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FreeSans" svg:font-family="FreeSans" style:font-family-generic="swiss" style:font-pitch="variable"/>
    <style:font-face style:name="Noto Sans" svg:font-family="'Noto Sans'" style:font-family-generic="swiss" style:font-pitch="variable"/>
    <style:font-face style:name="FreeSans1" svg:font-family="FreeSans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82in"/>
    </style:style>
    <style:style style:name="co3" style:family="table-column">
      <style:table-column-properties fo:break-before="auto" style:column-width="1.1055in"/>
    </style:style>
    <style:style style:name="co4" style:family="table-column">
      <style:table-column-properties fo:break-before="auto" style:column-width="1.3244in"/>
    </style:style>
    <style:style style:name="co5" style:family="table-column">
      <style:table-column-properties fo:break-before="auto" style:column-width="1.4665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 fo:border="0.74pt solid #cccccc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el" fo:font-size="10pt" style:font-size-asian="10pt" style:font-size-complex="10pt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e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e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e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e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tient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x</text:p>
          </table:table-cell>
          <table:table-cell table:style-name="Default" office:value-type="string" calcext:value-type="string">
            <text:p>dob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le</text:p>
          </table:table-cell>
          <table:table-cell office:value-type="date" office:date-value="1996-09-16" calcext:value-type="date">
            <text:p>09/16/96</text:p>
          </table:table-cell>
          <table:table-cell office:value-type="string" calcext:value-type="string">
            <text:p>Rehab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Female</text:p>
          </table:table-cell>
          <table:table-cell office:value-type="date" office:date-value="1965-08-14" calcext:value-type="date">
            <text:p>08/14/65</text:p>
          </table:table-cell>
          <table:table-cell office:value-type="string" calcext:value-type="string">
            <text:p>Combinatio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Female</text:p>
          </table:table-cell>
          <table:table-cell office:value-type="date" office:date-value="1967-08-15" calcext:value-type="date">
            <text:p>08/15/67</text:p>
          </table:table-cell>
          <table:table-cell office:value-type="string" calcext:value-type="string">
            <text:p>STM</text:p>
          </table:table-cell>
        </table:table-row>
      </table:table>
      <table:table table:name="va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sting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observation_dummy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</table:table-row>
      </table:table>
      <table:table table:name="balance" table:style-name="ta1">
        <table:table-column table:style-name="co1" table:default-cell-style-name="Default"/>
        <table:table-column table:style-name="co1" table:default-cell-style-name="ce2"/>
        <table:table-column table:style-name="co3" table:default-cell-style-name="ce2"/>
        <table:table-column table:style-name="co1" table:number-columns-repeated="6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standard</text:p>
          </table:table-cell>
          <table:table-cell table:style-name="Default" office:value-type="string" calcext:value-type="string">
            <text:p>proprioception</text:p>
          </table:table-cell>
          <table:table-cell table:style-name="Default" office:value-type="string" calcext:value-type="string">
            <text:p>vision</text:p>
          </table:table-cell>
          <table:table-cell table:style-name="Default" office:value-type="string" calcext:value-type="string">
            <text:p>vestibular</text:p>
          </table:table-cell>
          <table:table-cell table:style-name="Default" office:value-type="string" calcext:value-type="string">
            <text:p>front_left</text:p>
          </table:table-cell>
          <table:table-cell table:style-name="Default" office:value-type="string" calcext:value-type="string">
            <text:p>front_right</text:p>
          </table:table-cell>
          <table:table-cell table:style-name="Default" office:value-type="string" calcext:value-type="string">
            <text:p>back_left</text:p>
          </table:table-cell>
          <table:table-cell table:style-name="Default" office:value-type="string" calcext:value-type="string">
            <text:p>back_right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observation_dummy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  <table:table-cell office:value-type="float" office:value="160" calcext:value-type="float">
            <text:p>160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131" calcext:value-type="float">
            <text:p>131</text:p>
          </table:table-cell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120" calcext:value-type="float">
            <text:p>120</text:p>
          </table:table-cell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 office:value-type="float" office:value="141" calcext:value-type="float">
            <text:p>141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trength" table:style-name="ta1">
        <table:table-column table:style-name="co1" table:default-cell-style-name="ce3"/>
        <table:table-column table:style-name="co4" table:default-cell-style-name="ce3"/>
        <table:table-column table:style-name="co1" table:number-columns-repeated="102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rial_1</text:p>
          </table:table-cell>
          <table:table-cell office:value-type="string" calcext:value-type="string">
            <text:p>trial_2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observation_dummy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string" calcext:value-type="string">
            <text:p>Quad Extension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office:value-type="float" office:value="34.6" calcext:value-type="float">
            <text:p>34.6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4" office:value-type="string" calcext:value-type="string">
            <text:p>Hamstring Flexion</text:p>
          </table:table-cell>
          <table:table-cell table:style-name="ce4" office:value-type="float" office:value="30.1" calcext:value-type="float">
            <text:p>30.1</text:p>
          </table:table-cell>
          <table:table-cell table:style-name="ce4" office:value-type="float" office:value="30.2" calcext:value-type="float">
            <text:p>30.2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5" office:value-type="string" calcext:value-type="string">
            <text:p>Quad Extension</text:p>
          </table:table-cell>
          <table:table-cell table:style-name="ce5" office:value-type="float" office:value="17.4" calcext:value-type="float">
            <text:p>17.4</text:p>
          </table:table-cell>
          <table:table-cell table:style-name="ce5" office:value-type="float" office:value="17.3" calcext:value-type="float">
            <text:p>17.3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5" office:value-type="string" calcext:value-type="string">
            <text:p>Hamstring Flexion</text:p>
          </table:table-cell>
          <table:table-cell table:style-name="ce5" office:value-type="float" office:value="15.2" calcext:value-type="float">
            <text:p>15.2</text:p>
          </table:table-cell>
          <table:table-cell table:style-name="ce5" office:value-type="float" office:value="16" calcext:value-type="float">
            <text:p>16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office:value-type="string" calcext:value-type="string">
            <text:p>Quad Extension</text:p>
          </table:table-cell>
          <table:table-cell table:style-name="ce5" office:value-type="float" office:value="11.2" calcext:value-type="float">
            <text:p>11.2</text:p>
          </table:table-cell>
          <table:table-cell table:style-name="ce5" office:value-type="float" office:value="12.3" calcext:value-type="float">
            <text:p>12.3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office:value-type="string" calcext:value-type="string">
            <text:p>Hamstring Flexion</text:p>
          </table:table-cell>
          <table:table-cell table:style-name="ce5" office:value-type="float" office:value="6.3" calcext:value-type="float">
            <text:p>6.3</text:p>
          </table:table-cell>
          <table:table-cell table:style-name="ce5" office:value-type="float" office:value="6.7" calcext:value-type="float">
            <text:p>6.7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office:value-type="string" calcext:value-type="string">
            <text:p>Quad Extension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2.8" calcext:value-type="float">
            <text:p>12.8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office:value-type="string" calcext:value-type="string">
            <text:p>Hamstring Flexion</text:p>
          </table:table-cell>
          <table:table-cell table:style-name="ce5" office:value-type="float" office:value="6.9" calcext:value-type="float">
            <text:p>6.9</text:p>
          </table:table-cell>
          <table:table-cell table:style-name="ce5" office:value-type="float" office:value="8.3" calcext:value-type="float">
            <text:p>8.3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5" office:value-type="string" calcext:value-type="string">
            <text:p>Quad Extension</text:p>
          </table:table-cell>
          <table:table-cell table:style-name="ce5" office:value-type="float" office:value="32.1" calcext:value-type="float">
            <text:p>32.1</text:p>
          </table:table-cell>
          <table:table-cell table:style-name="ce5" office:value-type="float" office:value="33.4" calcext:value-type="float">
            <text:p>33.4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5" office:value-type="string" calcext:value-type="string">
            <text:p>Hamstring Flexion</text:p>
          </table:table-cell>
          <table:table-cell table:style-name="ce5" office:value-type="float" office:value="22.8" calcext:value-type="float">
            <text:p>22.8</text:p>
          </table:table-cell>
          <table:table-cell table:style-name="ce5" office:value-type="float" office:value="23.1" calcext:value-type="float">
            <text:p>23.1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5" office:value-type="string" calcext:value-type="string">
            <text:p>Quad Extension</text:p>
          </table:table-cell>
          <table:table-cell table:style-name="ce5" office:value-type="float" office:value="35.8" calcext:value-type="float">
            <text:p>35.8</text:p>
          </table:table-cell>
          <table:table-cell table:style-name="ce5" office:value-type="float" office:value="37.1" calcext:value-type="float">
            <text:p>37.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5" office:value-type="string" calcext:value-type="string">
            <text:p>Hamstring Flexion</text:p>
          </table:table-cell>
          <table:table-cell table:style-name="ce5" office:value-type="float" office:value="28.2" calcext:value-type="float">
            <text:p>28.2</text:p>
          </table:table-cell>
          <table:table-cell table:style-name="ce5" office:value-type="float" office:value="26.3" calcext:value-type="float">
            <text:p>26.3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geofmotion" table:style-name="ta1">
        <table:table-column table:style-name="co1" table:default-cell-style-name="ce3"/>
        <table:table-column table:style-name="co5" table:default-cell-style-name="ce3"/>
        <table:table-column table:style-name="co1" table:number-columns-repeated="1022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rial_1</text:p>
          </table:table-cell>
          <table:table-cell office:value-type="string" calcext:value-type="string">
            <text:p>trial_2</text:p>
          </table:table-cell>
          <table:table-cell office:value-type="string" calcext:value-type="string">
            <text:p>observation</text:p>
          </table:table-cell>
          <table:table-cell office:value-type="string" calcext:value-type="string">
            <text:p>observation_dummy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5" office:value-type="string" calcext:value-type="string">
            <text:p>Active Hip Internal</text:p>
          </table:table-cell>
          <table:table-cell table:style-name="ce6" office:value-type="float" office:value="40.5" calcext:value-type="float">
            <text:p>40.5</text:p>
          </table:table-cell>
          <table:table-cell table:style-name="ce6" office:value-type="float" office:value="40.3" calcext:value-type="float">
            <text:p>40.3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5" office:value-type="string" calcext:value-type="string">
            <text:p>Passive Hip Internal</text:p>
          </table:table-cell>
          <table:table-cell table:style-name="ce6" office:value-type="float" office:value="30.7" calcext:value-type="float">
            <text:p>30.7</text:p>
          </table:table-cell>
          <table:table-cell table:style-name="ce6" office:value-type="float" office:value="36.4" calcext:value-type="float">
            <text:p>36.4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5" office:value-type="string" calcext:value-type="string">
            <text:p>Active Hip External</text:p>
          </table:table-cell>
          <table:table-cell table:style-name="ce6" office:value-type="float" office:value="37.8" calcext:value-type="float">
            <text:p>37.8</text:p>
          </table:table-cell>
          <table:table-cell table:style-name="ce6" office:value-type="float" office:value="42.8" calcext:value-type="float">
            <text:p>42.8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5" office:value-type="string" calcext:value-type="string">
            <text:p>Passive Hip External</text:p>
          </table:table-cell>
          <table:table-cell table:style-name="ce6" office:value-type="float" office:value="37.5" calcext:value-type="float">
            <text:p>37.5</text:p>
          </table:table-cell>
          <table:table-cell table:style-name="ce6" office:value-type="float" office:value="35.2" calcext:value-type="float">
            <text:p>35.2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5" office:value-type="string" calcext:value-type="string">
            <text:p>Active Knee Flexion</text:p>
          </table:table-cell>
          <table:table-cell table:style-name="ce6" office:value-type="float" office:value="102.8" calcext:value-type="float">
            <text:p>102.8</text:p>
          </table:table-cell>
          <table:table-cell table:style-name="ce6" office:value-type="float" office:value="108.7" calcext:value-type="float">
            <text:p>108.7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5" office:value-type="string" calcext:value-type="string">
            <text:p>Passive Knee Flexion</text:p>
          </table:table-cell>
          <table:table-cell table:style-name="ce6" office:value-type="float" office:value="107.3" calcext:value-type="float">
            <text:p>107.3</text:p>
          </table:table-cell>
          <table:table-cell table:style-name="ce6" office:value-type="float" office:value="106.1" calcext:value-type="float">
            <text:p>106.1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5" office:value-type="string" calcext:value-type="string">
            <text:p>Active Hip Internal</text:p>
          </table:table-cell>
          <table:table-cell table:style-name="ce6" office:value-type="float" office:value="41.7" calcext:value-type="float">
            <text:p>41.7</text:p>
          </table:table-cell>
          <table:table-cell table:style-name="ce6" office:value-type="float" office:value="42.7" calcext:value-type="float">
            <text:p>42.7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5" office:value-type="string" calcext:value-type="string">
            <text:p>Passive Hip Internal</text:p>
          </table:table-cell>
          <table:table-cell table:style-name="ce6" office:value-type="float" office:value="40.9" calcext:value-type="float">
            <text:p>40.9</text:p>
          </table:table-cell>
          <table:table-cell table:style-name="ce6" office:value-type="float" office:value="34.7" calcext:value-type="float">
            <text:p>34.7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5" office:value-type="string" calcext:value-type="string">
            <text:p>Active Hip External</text:p>
          </table:table-cell>
          <table:table-cell table:style-name="ce6" office:value-type="float" office:value="31.4" calcext:value-type="float">
            <text:p>31.4</text:p>
          </table:table-cell>
          <table:table-cell table:style-name="ce6" office:value-type="float" office:value="46.5" calcext:value-type="float">
            <text:p>46.5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5" office:value-type="string" calcext:value-type="string">
            <text:p>Passive Hip External</text:p>
          </table:table-cell>
          <table:table-cell table:style-name="ce6" office:value-type="float" office:value="37.5" calcext:value-type="float">
            <text:p>37.5</text:p>
          </table:table-cell>
          <table:table-cell table:style-name="ce6" office:value-type="float" office:value="48.9" calcext:value-type="float">
            <text:p>48.9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5" office:value-type="string" calcext:value-type="string">
            <text:p>Active Knee Flexion</text:p>
          </table:table-cell>
          <table:table-cell table:style-name="ce6" office:value-type="float" office:value="107.3" calcext:value-type="float">
            <text:p>107.3</text:p>
          </table:table-cell>
          <table:table-cell table:style-name="ce6" office:value-type="float" office:value="106.1" calcext:value-type="float">
            <text:p>106.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5" office:value-type="string" calcext:value-type="string">
            <text:p>Passive Knee Flexion</text:p>
          </table:table-cell>
          <table:table-cell table:style-name="ce6" office:value-type="float" office:value="121.1" calcext:value-type="float">
            <text:p>121.1</text:p>
          </table:table-cell>
          <table:table-cell table:style-name="ce6" office:value-type="float" office:value="123.1" calcext:value-type="float">
            <text:p>123.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office:value-type="string" calcext:value-type="string">
            <text:p>Active Hip Internal</text:p>
          </table:table-cell>
          <table:table-cell table:style-name="ce6" office:value-type="float" office:value="27.5" calcext:value-type="float">
            <text:p>27.5</text:p>
          </table:table-cell>
          <table:table-cell table:style-name="ce6" office:value-type="float" office:value="32.4" calcext:value-type="float">
            <text:p>32.4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office:value-type="string" calcext:value-type="string">
            <text:p>Passive Hip Internal</text:p>
          </table:table-cell>
          <table:table-cell table:style-name="ce6" office:value-type="float" office:value="29.3" calcext:value-type="float">
            <text:p>29.3</text:p>
          </table:table-cell>
          <table:table-cell table:style-name="ce6" office:value-type="float" office:value="30.7" calcext:value-type="float">
            <text:p>30.7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office:value-type="string" calcext:value-type="string">
            <text:p>Active Hip External</text:p>
          </table:table-cell>
          <table:table-cell table:style-name="ce6" office:value-type="float" office:value="16.7" calcext:value-type="float">
            <text:p>16.7</text:p>
          </table:table-cell>
          <table:table-cell table:style-name="ce6" office:value-type="float" office:value="14.2" calcext:value-type="float">
            <text:p>14.2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office:value-type="string" calcext:value-type="string">
            <text:p>Passive Hip External</text:p>
          </table:table-cell>
          <table:table-cell table:style-name="ce6" office:value-type="float" office:value="41.3" calcext:value-type="float">
            <text:p>41.3</text:p>
          </table:table-cell>
          <table:table-cell table:style-name="ce6" office:value-type="float" office:value="45.6" calcext:value-type="float">
            <text:p>45.6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office:value-type="string" calcext:value-type="string">
            <text:p>Active Knee Flexion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19.3" calcext:value-type="float">
            <text:p>119.3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office:value-type="string" calcext:value-type="string">
            <text:p>Passive Knee Flexion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128.2" calcext:value-type="float">
            <text:p>128.2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office:value-type="string" calcext:value-type="string">
            <text:p>Active Hip Internal</text:p>
          </table:table-cell>
          <table:table-cell table:style-name="ce7" office:value-type="float" office:value="32.5" calcext:value-type="float">
            <text:p>32.5</text:p>
          </table:table-cell>
          <table:table-cell table:style-name="ce7" office:value-type="float" office:value="33.5" calcext:value-type="float">
            <text:p>33.5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office:value-type="string" calcext:value-type="string">
            <text:p>Passive Hip Internal</text:p>
          </table:table-cell>
          <table:table-cell table:style-name="ce7" office:value-type="float" office:value="36.7" calcext:value-type="float">
            <text:p>36.7</text:p>
          </table:table-cell>
          <table:table-cell table:style-name="ce6" office:value-type="float" office:value="40.1" calcext:value-type="float">
            <text:p>40.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office:value-type="string" calcext:value-type="string">
            <text:p>Active Hip External</text:p>
          </table:table-cell>
          <table:table-cell table:style-name="ce7" office:value-type="float" office:value="44.8" calcext:value-type="float">
            <text:p>44.8</text:p>
          </table:table-cell>
          <table:table-cell table:style-name="ce6" office:value-type="float" office:value="49.2" calcext:value-type="float">
            <text:p>49.2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office:value-type="string" calcext:value-type="string">
            <text:p>Passive Hip External</text:p>
          </table:table-cell>
          <table:table-cell table:style-name="ce7" office:value-type="float" office:value="54.2" calcext:value-type="float">
            <text:p>54.2</text:p>
          </table:table-cell>
          <table:table-cell table:style-name="ce7" office:value-type="float" office:value="58.1" calcext:value-type="float">
            <text:p>58.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office:value-type="string" calcext:value-type="string">
            <text:p>Active Knee Flexion</text:p>
          </table:table-cell>
          <table:table-cell table:style-name="ce7" office:value-type="float" office:value="132.5" calcext:value-type="float">
            <text:p>132.5</text:p>
          </table:table-cell>
          <table:table-cell table:style-name="ce6" office:value-type="float" office:value="138.7" calcext:value-type="float">
            <text:p>138.7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5" office:value-type="string" calcext:value-type="string">
            <text:p>Passive Knee Flexion</text:p>
          </table:table-cell>
          <table:table-cell table:style-name="ce7" office:value-type="float" office:value="138.5" calcext:value-type="float">
            <text:p>138.5</text:p>
          </table:table-cell>
          <table:table-cell table:style-name="ce7" office:value-type="float" office:value="141.8" calcext:value-type="float">
            <text:p>141.8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5" office:value-type="string" calcext:value-type="string">
            <text:p>Active Hip Internal</text:p>
          </table:table-cell>
          <table:table-cell table:style-name="ce6" office:value-type="float" office:value="27.1" calcext:value-type="float">
            <text:p>27.1</text:p>
          </table:table-cell>
          <table:table-cell table:style-name="ce6" office:value-type="float" office:value="27.7" calcext:value-type="float">
            <text:p>27.7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5" office:value-type="string" calcext:value-type="string">
            <text:p>Passive Hip Internal</text:p>
          </table:table-cell>
          <table:table-cell table:style-name="ce6" office:value-type="float" office:value="30.4" calcext:value-type="float">
            <text:p>30.4</text:p>
          </table:table-cell>
          <table:table-cell table:style-name="ce6" office:value-type="float" office:value="33.2" calcext:value-type="float">
            <text:p>33.2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5" office:value-type="string" calcext:value-type="string">
            <text:p>Active Hip External</text:p>
          </table:table-cell>
          <table:table-cell table:style-name="ce6" office:value-type="float" office:value="30.6" calcext:value-type="float">
            <text:p>30.6</text:p>
          </table:table-cell>
          <table:table-cell table:style-name="ce6" office:value-type="float" office:value="29.4" calcext:value-type="float">
            <text:p>29.4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5" office:value-type="string" calcext:value-type="string">
            <text:p>Passive Hip External</text:p>
          </table:table-cell>
          <table:table-cell table:style-name="ce6" office:value-type="float" office:value="39.2" calcext:value-type="float">
            <text:p>39.2</text:p>
          </table:table-cell>
          <table:table-cell table:style-name="ce6" office:value-type="float" office:value="37.8" calcext:value-type="float">
            <text:p>37.8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5" office:value-type="string" calcext:value-type="string">
            <text:p>Active Knee Flexion</text:p>
          </table:table-cell>
          <table:table-cell table:style-name="ce6" office:value-type="float" office:value="129.8" calcext:value-type="float">
            <text:p>129.8</text:p>
          </table:table-cell>
          <table:table-cell table:style-name="ce6" office:value-type="float" office:value="130.6" calcext:value-type="float">
            <text:p>130.6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5" office:value-type="string" calcext:value-type="string">
            <text:p>Passive Knee Flexion</text:p>
          </table:table-cell>
          <table:table-cell table:style-name="ce6" office:value-type="float" office:value="133.4" calcext:value-type="float">
            <text:p>133.4</text:p>
          </table:table-cell>
          <table:table-cell table:style-name="ce6" office:value-type="float" office:value="131.4" calcext:value-type="float">
            <text:p>131.4</text:p>
          </table:table-cell>
          <table:table-cell office:value-type="string" calcext:value-type="string">
            <text:p>pre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5" office:value-type="string" calcext:value-type="string">
            <text:p>Active Hip Internal</text:p>
          </table:table-cell>
          <table:table-cell table:style-name="ce6" office:value-type="float" office:value="34.2" calcext:value-type="float">
            <text:p>34.2</text:p>
          </table:table-cell>
          <table:table-cell table:style-name="ce6" office:value-type="float" office:value="33.2" calcext:value-type="float">
            <text:p>33.2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5" office:value-type="string" calcext:value-type="string">
            <text:p>Passive Hip Internal</text:p>
          </table:table-cell>
          <table:table-cell table:style-name="ce6" office:value-type="float" office:value="35.2" calcext:value-type="float">
            <text:p>35.2</text:p>
          </table:table-cell>
          <table:table-cell table:style-name="ce6" office:value-type="float" office:value="36.3" calcext:value-type="float">
            <text:p>36.3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5" office:value-type="string" calcext:value-type="string">
            <text:p>Active Hip External</text:p>
          </table:table-cell>
          <table:table-cell table:style-name="ce6" office:value-type="float" office:value="33.7" calcext:value-type="float">
            <text:p>33.7</text:p>
          </table:table-cell>
          <table:table-cell table:style-name="ce6" office:value-type="float" office:value="34.6" calcext:value-type="float">
            <text:p>34.6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5" office:value-type="string" calcext:value-type="string">
            <text:p>Passive Hip External</text:p>
          </table:table-cell>
          <table:table-cell table:style-name="ce6" office:value-type="float" office:value="39.3" calcext:value-type="float">
            <text:p>39.3</text:p>
          </table:table-cell>
          <table:table-cell table:style-name="ce6" office:value-type="float" office:value="42.1" calcext:value-type="float">
            <text:p>42.1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5" office:value-type="string" calcext:value-type="string">
            <text:p>Active Knee Flexion</text:p>
          </table:table-cell>
          <table:table-cell table:number-columns-repeated="2" table:style-name="ce6" office:value-type="float" office:value="134.2" calcext:value-type="float">
            <text:p>134.2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5" office:value-type="string" calcext:value-type="string">
            <text:p>Passive Knee Flexion</text:p>
          </table:table-cell>
          <table:table-cell table:style-name="ce6" office:value-type="float" office:value="136.4" calcext:value-type="float">
            <text:p>136.4</text:p>
          </table:table-cell>
          <table:table-cell table:style-name="ce6" office:value-type="float" office:value="136.2" calcext:value-type="float">
            <text:p>136.2</text:p>
          </table:table-cell>
          <table:table-cell office:value-type="string" calcext:value-type="string">
            <text:p>post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el" svg:font-family="ariel"/>
    <style:font-face style:name="F" svg:font-family="" style:font-family-generic="roman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FreeSans" svg:font-family="FreeSans" style:font-family-generic="swiss" style:font-pitch="variable"/>
    <style:font-face style:name="Noto Sans" svg:font-family="'Noto Sans'" style:font-family-generic="swiss" style:font-pitch="variable"/>
    <style:font-face style:name="FreeSans1" svg:font-family="FreeSans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language="en" fo:country="US" style:font-name-asian="Noto Sans1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10:50:01.399003493</meta:creation-date>
    <dc:date>2022-01-21T11:35:11.337041076</dc:date>
    <meta:editing-duration>PT19M11S</meta:editing-duration>
    <meta:editing-cycles>2</meta:editing-cycles>
    <meta:generator>LibreOffice/7.1.8.1$Linux_X86_64 LibreOffice_project/10$Build-1</meta:generator>
    <meta:document-statistic meta:table-count="5" meta:cell-count="428" meta:object-count="0"/>
  </office:meta>
</office:document-meta>
</file>